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26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76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ain Gauge calibration 26 November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elof Rietbro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Tips (manual count)</text:p>
          </table:table-cell>
          <table:table-cell office:value-type="string" calcext:value-type="string">
            <text:p>Tips (digitally counted)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SUM([.A4:.A8])" office:value-type="float" office:value="500" calcext:value-type="float">
            <text:p>500</text:p>
          </table:table-cell>
          <table:table-cell table:formula="of:=SUM([.B4:.B8])" office:value-type="float" office:value="145" calcext:value-type="float">
            <text:p>145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lume/per tip (ml/tip)</text:p>
          </table:table-cell>
          <table:table-cell table:formula="of:=[.A9]/[.C9]" office:value-type="float" office:value="3.44827586206897" calcext:value-type="float">
            <text:p>3,448275862068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m/m2/tip</text:p>
          </table:table-cell>
          <table:table-cell table:formula="of:=[.D10]*0.001/[.A15]" office:value-type="float" office:value="0.343839078137829" calcext:value-type="float">
            <text:p>0,343839078137829</text:p>
          </table:table-cell>
        </table:table-row>
        <table:table-row table:style-name="ro1">
          <table:table-cell office:value-type="string" calcext:value-type="string">
            <text:p>Bucket Area Diameter (cm)</text:p>
          </table:table-cell>
          <table:table-cell table:number-columns-repeated="3"/>
        </table:table-row>
        <table:table-row table:style-name="ro1">
          <table:table-cell office:value-type="float" office:value="11.3" calcext:value-type="float">
            <text:p>1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et Area in m2</text:p>
          </table:table-cell>
          <table:table-cell table:number-columns-repeated="3"/>
        </table:table-row>
        <table:table-row table:style-name="ro1">
          <table:table-cell table:formula="of:=PI()*([.A13]/200)^2" office:value-type="float" office:value="0.010028749148422" calcext:value-type="float">
            <text:p>0,0100287491484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-00-0000</text:date>, <text:time style:data-style-name="N2" text:time-value="09:13:12.3934016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elof Rietbroek</meta:initial-creator>
    <meta:creation-date>2023-11-26T12:36:43.929682092</meta:creation-date>
    <dc:date>2023-11-27T09:17:11.720035713</dc:date>
    <dc:creator>Roelof Rietbroek</dc:creator>
    <meta:editing-duration>PT28M50S</meta:editing-duration>
    <meta:editing-cycles>13</meta:editing-cycles>
    <meta:generator>LibreOffice/7.5.8.2$Linux_X86_64 LibreOffice_project/50$Build-2</meta:generator>
    <meta:document-statistic meta:table-count="1" meta:cell-count="26" meta:object-count="0"/>
  </office:meta>
</office:document-meta>
</file>